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1920" calcext:value-type="float">
            <text:p>192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number-columns-repeated="1017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3:00" calcext:value-type="date">
            <text:p>22/09/21 17:03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Running</text:p>
          </table:table-cell>
          <table:table-cell/>
          <table:table-cell table:style-name="ce3" office:value-type="date" office:date-value="2021-09-22T17:07:00" calcext:value-type="date">
            <text:p>22/09/21 17:07</text:p>
          </table:table-cell>
          <table:table-cell table:number-columns-repeated="1015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Default"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5:45:07.2800628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3T16:02:55.854831535</dc:date>
    <meta:editing-duration>PT1H19M36S</meta:editing-duration>
    <meta:editing-cycles>29</meta:editing-cycles>
    <meta:document-statistic meta:table-count="1" meta:cell-count="1111" meta:object-count="0"/>
  </office:meta>
</office:document-meta>
</file>